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96cm" fo:margin-left="0.968cm" fo:margin-top="0cm" fo:margin-bottom="0cm" table:align="left" style:writing-mode="lr-tb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6.341cm"/>
    </style:style>
    <style:style style:name="Таблица1.C" style:family="table-column">
      <style:table-column-properties style:column-width="4.568cm"/>
    </style:style>
    <style:style style:name="Таблица1.D" style:family="table-column">
      <style:table-column-properties style:column-width="2.662cm"/>
    </style:style>
    <style:style style:name="Таблица1.E" style:family="table-column">
      <style:table-column-properties style:column-width="3.496cm"/>
    </style:style>
    <style:style style:name="Таблица1.1" style:family="table-row">
      <style:table-row-properties style:min-row-height="3.219cm" fo:keep-together="auto"/>
    </style:style>
    <style:style style:name="Таблица1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1.2" style:family="table-row">
      <style:table-row-properties style:min-row-height="2.23cm" fo:keep-together="auto"/>
    </style:style>
    <style:style style:name="Таблица1.3" style:family="table-row">
      <style:table-row-properties style:min-row-height="1.603cm" fo:keep-together="auto"/>
    </style:style>
    <style:style style:name="Таблица1.4" style:family="table-row">
      <style:table-row-properties style:min-row-height="1.277cm" fo:keep-together="auto"/>
    </style:style>
    <style:style style:name="Таблица1.5" style:family="table-row">
      <style:table-row-properties style:min-row-height="2.275cm" fo:keep-together="auto"/>
    </style:style>
    <style:style style:name="Таблица1.6" style:family="table-row">
      <style:table-row-properties style:min-row-height="1.6cm" fo:keep-together="auto"/>
    </style:style>
    <style:style style:name="Таблица1.7" style:family="table-row">
      <style:table-row-properties style:min-row-height="1.655cm" fo:keep-together="auto"/>
    </style:style>
    <style:style style:name="Таблица1.8" style:family="table-row">
      <style:table-row-properties style:min-row-height="2.925cm" fo:keep-together="auto"/>
    </style:style>
    <style:style style:name="Таблица1.9" style:family="table-row">
      <style:table-row-properties style:min-row-height="2.48cm" fo:keep-together="auto"/>
    </style:style>
    <style:style style:name="Таблица1.10" style:family="table-row">
      <style:table-row-properties style:min-row-height="1.658cm" fo:keep-together="auto"/>
    </style:style>
    <style:style style:name="Таблица1.11" style:family="table-row">
      <style:table-row-properties style:min-row-height="1.713cm" fo:keep-together="auto"/>
    </style:style>
    <style:style style:name="Таблица2" style:family="table" style:master-page-name="Converted2">
      <style:table-properties style:width="18.096cm" fo:margin-left="0.968cm" fo:margin-top="0cm" fo:margin-bottom="0cm" style:page-number="auto" table:align="left" style:writing-mode="lr-tb"/>
    </style:style>
    <style:style style:name="Таблица2.A" style:family="table-column">
      <style:table-column-properties style:column-width="1.028cm"/>
    </style:style>
    <style:style style:name="Таблица2.B" style:family="table-column">
      <style:table-column-properties style:column-width="6.341cm"/>
    </style:style>
    <style:style style:name="Таблица2.C" style:family="table-column">
      <style:table-column-properties style:column-width="4.568cm"/>
    </style:style>
    <style:style style:name="Таблица2.D" style:family="table-column">
      <style:table-column-properties style:column-width="2.662cm"/>
    </style:style>
    <style:style style:name="Таблица2.E" style:family="table-column">
      <style:table-column-properties style:column-width="3.496cm"/>
    </style:style>
    <style:style style:name="Таблица2.1" style:family="table-row">
      <style:table-row-properties style:min-row-height="2.081cm" fo:keep-together="auto"/>
    </style:style>
    <style:style style:name="Таблица2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2.2" style:family="table-row">
      <style:table-row-properties style:min-row-height="1.903cm" fo:keep-together="auto"/>
    </style:style>
    <style:style style:name="Таблица2.3" style:family="table-row">
      <style:table-row-properties style:min-row-height="2.568cm" fo:keep-together="auto"/>
    </style:style>
    <style:style style:name="Таблица2.4" style:family="table-row">
      <style:table-row-properties style:min-row-height="2.574cm" fo:keep-together="auto"/>
    </style:style>
    <style:style style:name="Таблица2.5" style:family="table-row">
      <style:table-row-properties style:min-row-height="1.655cm" fo:keep-together="auto"/>
    </style:style>
    <style:style style:name="Таблица2.6" style:family="table-row">
      <style:table-row-properties style:min-row-height="1.658cm" fo:keep-together="auto"/>
    </style:style>
    <style:style style:name="Таблица2.7" style:family="table-row">
      <style:table-row-properties style:min-row-height="4.597cm" fo:keep-together="auto"/>
    </style:style>
    <style:style style:name="Таблица2.8" style:family="table-row">
      <style:table-row-properties style:min-row-height="2.432cm" fo:keep-together="auto"/>
    </style:style>
    <style:style style:name="Таблица3" style:family="table">
      <style:table-properties style:width="18.09cm" fo:margin-left="0.199cm" fo:margin-top="0cm" fo:margin-bottom="0cm" table:align="left" style:writing-mode="lr-tb"/>
    </style:style>
    <style:style style:name="Таблица3.A" style:family="table-column">
      <style:table-column-properties style:column-width="9.054cm"/>
    </style:style>
    <style:style style:name="Таблица3.B" style:family="table-column">
      <style:table-column-properties style:column-width="9.036cm"/>
    </style:style>
    <style:style style:name="Таблица3.1" style:family="table-row">
      <style:table-row-properties style:min-row-height="1.111cm" fo:keep-together="auto"/>
    </style:style>
    <style:style style:name="Таблица3.A1" style:family="table-cell">
      <style:table-cell-properties fo:padding="0cm" fo:border="none" style:writing-mode="lr-tb"/>
    </style:style>
    <style:style style:name="P1" style:family="paragraph" style:parent-style-name="Table_20_Paragraph">
      <style:paragraph-properties fo:margin-left="0.189cm" fo:margin-right="0.681cm" fo:margin-top="0.002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Table_20_Paragraph">
      <style:paragraph-properties fo:margin-left="0.189cm" fo:margin-right="0.231cm" fo:margin-top="0.005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.189cm" fo:margin-right="1.348cm" fo:margin-top="0.002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0.189cm" fo:margin-right="1.663cm" fo:margin-top="0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style:paragraph-properties fo:margin-left="0.189cm" fo:margin-right="1.152cm" fo:margin-top="0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189cm" fo:margin-right="0.309cm" fo:margin-top="0.127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189cm" fo:margin-right="1.302cm" fo:margin-top="0.127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187cm" fo:margin-right="1.371cm" fo:margin-top="0.005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187cm" fo:margin-right="0.591cm" fo:margin-top="0.071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.187cm" fo:margin-right="0.49cm" fo:margin-top="0cm" fo:margin-bottom="0cm" style:contextual-spacing="false" fo:line-height="115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189cm" fo:margin-right="1.337cm" fo:margin-top="0.002cm" fo:margin-bottom="0cm" style:contextual-spacing="false" fo:line-height="115%" fo:text-align="justify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.85cm" fo:margin-right="0.845cm" fo:margin-top="0.136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85cm" fo:margin-right="0.845cm" fo:margin-top="0.138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85cm" fo:margin-right="0.845cm" fo:margin-top="0.14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85cm" fo:margin-right="0.845cm" fo:margin-top="0.13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85cm" fo:margin-right="0.845cm" fo:margin-top="0.127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037cm" fo:margin-top="0.138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037cm" fo:margin-top="0.14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037cm" fo:margin-top="0.136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0.272cm" fo:margin-right="0.261cm" fo:margin-top="0.13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28cm" fo:margin-right="0.261cm" fo:margin-top="0.127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852cm" fo:margin-right="0.841cm" fo:margin-top="0.127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187cm" fo:margin-right="1.494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.187cm" fo:margin-right="0.423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0.187cm" fo:margin-right="0.986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187cm" fo:margin-right="0.612cm" fo:margin-top="0.00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0.187cm" fo:margin-right="0.452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left="0.187cm" fo:margin-right="0.672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Table_20_Paragraph">
      <style:paragraph-properties fo:margin-left="0.187cm" fo:margin-right="0.914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left="0.187cm" fo:margin-right="0.176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1" style:family="paragraph" style:parent-style-name="Table_20_Paragraph">
      <style:paragraph-properties fo:margin-left="0.187cm" fo:margin-right="0.757cm" fo:margin-top="0.00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2" style:family="paragraph" style:parent-style-name="Table_20_Paragraph">
      <style:paragraph-properties fo:margin-left="0.187cm" fo:margin-right="1.004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Table_20_Paragraph">
      <style:paragraph-properties fo:margin-left="0.187cm" fo:margin-right="0.677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4" style:family="paragraph" style:parent-style-name="Table_20_Paragraph">
      <style:paragraph-properties fo:margin-left="0.187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5" style:family="paragraph" style:parent-style-name="Table_20_Paragraph">
      <style:paragraph-properties fo:margin-left="0.187cm" fo:margin-right="0.434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6" style:family="paragraph" style:parent-style-name="Table_20_Paragraph">
      <style:paragraph-properties fo:margin-left="0.187cm" fo:margin-right="1.51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Table_20_Paragraph">
      <style:paragraph-properties fo:margin-left="0.187cm" fo:margin-right="0.647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8" style:family="paragraph" style:parent-style-name="Table_20_Paragraph">
      <style:paragraph-properties fo:margin-left="0.187cm" fo:margin-right="0.175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9" style:family="paragraph" style:parent-style-name="Table_20_Paragraph">
      <style:paragraph-properties fo:margin-left="0.187cm" fo:margin-right="1.39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0" style:family="paragraph" style:parent-style-name="Table_20_Paragraph">
      <style:paragraph-properties fo:margin-left="0.187cm" fo:margin-right="0.808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1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2" style:family="paragraph" style:parent-style-name="Table_20_Paragraph">
      <style:paragraph-properties fo:margin-left="0.189cm" fo:margin-top="0.00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3" style:family="paragraph" style:parent-style-name="Table_20_Paragraph">
      <style:paragraph-properties fo:margin-left="0.189cm" fo:margin-top="0.005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4" style:family="paragraph" style:parent-style-name="Table_20_Paragraph">
      <style:paragraph-properties fo:margin-left="0.189cm" fo:margin-top="0.065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5" style:family="paragraph" style:parent-style-name="Table_20_Paragraph">
      <style:paragraph-properties fo:margin-left="0.189cm" fo:margin-top="0.127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6" style:family="paragraph" style:parent-style-name="Table_20_Paragraph">
      <style:paragraph-properties fo:margin-left="0.189cm" fo:margin-top="0.131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7" style:family="paragraph" style:parent-style-name="Table_20_Paragraph">
      <style:paragraph-properties fo:margin-left="0.189cm" fo:margin-top="0cm" fo:margin-bottom="0cm" style:contextual-spacing="false" fo:line-height="0.437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8" style:family="paragraph" style:parent-style-name="Table_20_Paragraph">
      <style:paragraph-properties fo:margin-left="0.187cm" fo:margin-top="0cm" fo:margin-bottom="0cm" style:contextual-spacing="false" fo:line-height="0.437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9" style:family="paragraph" style:parent-style-name="Table_20_Paragraph">
      <style:paragraph-properties fo:margin-left="0.189cm" fo:margin-top="0cm" fo:margin-bottom="0cm" style:contextual-spacing="false" fo:line-height="0.443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0" style:family="paragraph" style:parent-style-name="Heading_20_1">
      <style:paragraph-properties fo:margin-left="5.38cm" fo:margin-right="1.558cm" fo:line-height="175%" fo:text-indent="-0.199cm" style:auto-text-indent="false"/>
    </style:style>
    <style:style style:name="P51" style:family="paragraph" style:parent-style-name="Text_20_body">
      <style:paragraph-properties fo:margin-left="1.365cm" fo:margin-right="1.007cm" fo:margin-top="0.155cm" fo:margin-bottom="0cm" style:contextual-spacing="false" fo:line-height="115%" fo:text-align="justify" style:justify-single-word="false"/>
    </style:style>
    <style:style style:name="P52" style:family="paragraph" style:parent-style-name="Standard">
      <style:paragraph-properties fo:margin-left="4.766cm" fo:margin-top="0.044cm" fo:margin-bottom="0cm" style:contextual-spacing="false"/>
    </style:style>
    <style:style style:name="P53" style:family="paragraph" style:parent-style-name="Standard">
      <style:paragraph-properties fo:margin-left="12.404cm" fo:margin-top="0.079cm" fo:margin-bottom="0cm" style:contextual-spacing="false"/>
    </style:style>
    <style:style style:name="P54" style:family="paragraph" style:parent-style-name="Text_20_body">
      <style:paragraph-properties fo:margin-left="1.365cm">
        <style:tab-stops>
          <style:tab-stop style:position="17.852cm"/>
        </style:tab-stops>
      </style:paragraph-properties>
    </style:style>
    <style:style style:name="P55" style:family="paragraph" style:parent-style-name="Text_20_body">
      <style:paragraph-properties fo:margin-left="1.365cm" fo:margin-top="0.422cm" fo:margin-bottom="0cm" style:contextual-spacing="false">
        <style:tab-stops>
          <style:tab-stop style:position="17.852cm"/>
        </style:tab-stops>
      </style:paragraph-properties>
    </style:style>
    <style:style style:name="P56" style:family="paragraph" style:parent-style-name="Text_20_body">
      <style:paragraph-properties fo:margin-left="1.365cm" fo:margin-top="0.157cm" fo:margin-bottom="0cm" style:contextual-spacing="false">
        <style:tab-stops>
          <style:tab-stop style:position="17.852cm"/>
        </style:tab-stops>
      </style:paragraph-properties>
    </style:style>
    <style:style style:name="P57" style:family="paragraph" style:parent-style-name="Text_20_body">
      <style:paragraph-properties fo:margin-left="1.365cm" fo:margin-top="0.155cm" fo:margin-bottom="0cm" style:contextual-spacing="false">
        <style:tab-stops>
          <style:tab-stop style:position="17.852cm"/>
        </style:tab-stops>
      </style:paragraph-properties>
    </style:style>
    <style:style style:name="P58" style:family="paragraph" style:parent-style-name="Text_20_body">
      <style:paragraph-properties fo:margin-top="0.005cm" fo:margin-bottom="0cm" style:contextual-spacing="false"/>
    </style:style>
    <style:style style:name="P59" style:family="paragraph" style:parent-style-name="Text_20_body">
      <style:paragraph-properties fo:margin-top="0.004cm" fo:margin-bottom="0cm" style:contextual-spacing="false"/>
    </style:style>
    <style:style style:name="P60" style:family="paragraph" style:parent-style-name="Text_20_body">
      <style:paragraph-properties fo:margin-left="1.365cm" fo:margin-top="0.157cm" fo:margin-bottom="0cm" style:contextual-spacing="false">
        <style:tab-stops>
          <style:tab-stop style:position="10.359cm"/>
          <style:tab-stop style:position="17.852cm"/>
        </style:tab-stops>
      </style:paragraph-properties>
    </style:style>
    <style:style style:name="P61" style:family="paragraph" style:parent-style-name="Text_20_body">
      <style:paragraph-properties fo:margin-left="0.365cm" fo:margin-top="0.415cm" fo:margin-bottom="0cm" style:contextual-spacing="false">
        <style:tab-stops>
          <style:tab-stop style:position="19.101cm"/>
        </style:tab-stops>
      </style:paragraph-properties>
    </style:style>
    <style:style style:name="P62" style:family="paragraph" style:parent-style-name="Text_20_body">
      <style:paragraph-properties fo:margin-left="1.365cm" fo:text-align="justify" style:justify-single-word="false">
        <style:tab-stops>
          <style:tab-stop style:position="17.852cm"/>
        </style:tab-stops>
      </style:paragraph-properties>
      <style:text-properties style:text-underline-style="solid" style:text-underline-width="auto" style:text-underline-color="font-color"/>
    </style:style>
    <style:style style:name="P63" style:family="paragraph" style:parent-style-name="Heading_20_2" style:master-page-name="Standard">
      <style:paragraph-properties fo:margin-left="0.52cm" fo:margin-right="0.168cm" fo:line-height="115%" style:page-number="auto"/>
    </style:style>
    <style:style style:name="P64" style:family="paragraph" style:parent-style-name="Heading_20_2" style:master-page-name="Converted1">
      <style:paragraph-properties fo:margin-left="7.332cm" fo:line-height="115%" fo:text-align="start" style:justify-single-word="false" fo:text-indent="-5.369cm" style:auto-text-indent="false" style:page-number="2"/>
    </style:style>
    <style:style style:name="P65" style:family="paragraph" style:parent-style-name="Standard">
      <style:paragraph-properties fo:margin-left="0.52cm" fo:margin-right="0.176cm" fo:line-height="0.524cm" fo:text-align="center" style:justify-single-word="false"/>
    </style:style>
    <style:style style:name="P66" style:family="paragraph" style:parent-style-name="Standard">
      <style:paragraph-properties fo:margin-left="0.52cm" fo:margin-right="0.155cm" fo:margin-top="0.178cm" fo:margin-bottom="0cm" style:contextual-spacing="false" fo:text-align="center" style:justify-single-word="false"/>
    </style:style>
    <style:style style:name="P67" style:family="paragraph" style:parent-style-name="Standard">
      <style:paragraph-properties fo:margin-left="0.365cm" fo:margin-top="0.351cm" fo:margin-bottom="0cm" style:contextual-spacing="false" fo:line-height="115%" fo:text-indent="1.249cm" style:auto-text-indent="false"/>
    </style:style>
    <style:style style:name="P68" style:family="paragraph" style:parent-style-name="Standard">
      <style:paragraph-properties fo:margin-left="0.365cm">
        <style:tab-stops>
          <style:tab-stop style:position="6.923cm"/>
        </style:tab-stops>
      </style:paragraph-properties>
    </style:style>
    <style:style style:name="P69" style:family="paragraph" style:parent-style-name="Heading_20_1">
      <style:paragraph-properties fo:margin-left="0.365cm" fo:margin-top="0.261cm" fo:margin-bottom="0cm" style:contextual-spacing="false" fo:text-indent="0cm" style:auto-text-indent="false">
        <style:tab-stops>
          <style:tab-stop style:position="9.67cm"/>
        </style:tab-stops>
      </style:paragraph-properties>
    </style:style>
    <style:style style:name="P70" style:family="paragraph" style:parent-style-name="Frame_20_contents">
      <style:paragraph-properties fo:margin-left="0.106cm" fo:margin-top="0.025cm" fo:margin-bottom="0cm" style:contextual-spacing="false"/>
    </style:style>
    <style:style style:name="P71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2pt" fo:font-weight="bold" style:letter-kerning="false" style:font-size-asian="12pt" style:language-asian="en" style:country-asian="US" style:font-weight-asian="bold" style:font-size-complex="11pt" style:language-complex="ar" style:country-complex="SA"/>
    </style:style>
    <style:style style:name="P72" style:family="paragraph" style:parent-style-name="Table_20_Paragraph">
      <style:paragraph-properties fo:margin-top="0.005cm" fo:margin-bottom="0cm" style:contextual-spacing="false" fo:text-align="start" style:justify-single-word="false" fo:orphans="0" fo:widows="0"/>
      <style:text-properties fo:font-size="15pt" fo:font-weight="bold" style:letter-kerning="false" style:font-size-asian="15pt" style:language-asian="en" style:country-asian="US" style:font-weight-asian="bold" style:font-size-complex="11pt" style:language-complex="ar" style:country-complex="SA"/>
    </style:style>
    <style:style style:name="P73" style:family="paragraph" style:parent-style-name="Table_20_Paragraph">
      <style:paragraph-properties fo:margin-left="0.24cm" fo:margin-right="0.182cm" fo:margin-top="0.002cm" fo:margin-bottom="0cm" style:contextual-spacing="false" fo:line-height="115%" fo:text-align="start" style:justify-single-word="false" fo:orphans="0" fo:widows="0" fo:text-indent="0.079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4" style:family="paragraph" style:parent-style-name="Table_20_Paragraph">
      <style:paragraph-properties fo:margin-left="1.281cm" fo:margin-right="1.005cm" fo:margin-top="0.002cm" fo:margin-bottom="0cm" style:contextual-spacing="false" fo:line-height="115%" fo:text-align="start" style:justify-single-word="false" fo:orphans="0" fo:widows="0" fo:text-indent="-0.233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5" style:family="paragraph" style:parent-style-name="Table_20_Paragraph">
      <style:paragraph-properties fo:margin-left="0.224cm" fo:margin-right="0.183cm" fo:margin-top="0.002cm" fo:margin-bottom="0cm" style:contextual-spacing="false" fo:line-height="115%" fo:text-align="start" style:justify-single-word="false" fo:orphans="0" fo:widows="0" fo:text-indent="0.529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6" style:family="paragraph" style:parent-style-name="Table_20_Paragraph">
      <style:paragraph-properties fo:margin-left="0.383cm" fo:margin-right="0.381cm" fo:margin-top="0.002cm" fo:margin-bottom="0cm" style:contextual-spacing="false" fo:line-height="115%" fo:text-align="center" style:justify-single-word="false" fo:orphans="0" fo:widows="0" fo:text-indent="0.005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7" style:family="paragraph" style:parent-style-name="Table_20_Paragraph">
      <style:paragraph-properties fo:margin-left="2.252cm" fo:margin-right="2.24cm" fo:margin-top="0.002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8" style:family="paragraph" style:parent-style-name="Table_20_Paragraph">
      <style:paragraph-properties fo:margin-left="0.023cm" fo:margin-top="0.134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9" style:family="paragraph" style:parent-style-name="Table_20_Paragraph">
      <style:paragraph-properties fo:margin-left="0.282cm" fo:margin-right="0.256cm" fo:margin-top="0.134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0" style:family="paragraph" style:parent-style-name="Table_20_Paragraph">
      <style:paragraph-properties fo:margin-left="0.282cm" fo:margin-right="0.256cm" fo:margin-top="0.127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1" style:family="paragraph" style:parent-style-name="Table_20_Paragraph">
      <style:paragraph-properties fo:margin-left="0.282cm" fo:margin-right="0.256cm" fo:margin-top="0.123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2" style:family="paragraph" style:parent-style-name="Table_20_Paragraph">
      <style:paragraph-properties fo:margin-left="0.187cm" fo:margin-right="1.429cm" fo:margin-top="0.002cm" fo:margin-bottom="0cm" style:contextual-spacing="false" fo:line-height="113%" fo:text-align="justify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3" style:family="paragraph" style:parent-style-name="Table_20_Paragraph">
      <style:paragraph-properties fo:margin-left="0.187cm" fo:margin-right="0.291cm" fo:margin-top="0cm" fo:margin-bottom="0cm" style:contextual-spacing="false" fo:line-height="113%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4" style:family="paragraph" style:parent-style-name="Table_20_Paragraph">
      <style:paragraph-properties fo:margin-left="0.353cm" fo:margin-right="-5.461cm" fo:margin-top="0cm" fo:margin-bottom="0cm" style:contextual-spacing="false" fo:line-height="0.506cm" fo:text-align="start" style:justify-single-word="false" fo:orphans="0" fo:widows="0">
        <style:tab-stops>
          <style:tab-stop style:position="8.438cm"/>
          <style:tab-stop style:position="14.503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5" style:family="paragraph" style:parent-style-name="Table_20_Paragraph">
      <style:paragraph-properties fo:margin-right="-0.356cm" fo:margin-top="0cm" fo:margin-bottom="0cm" style:contextual-spacing="false" fo:line-height="0.506cm" fo:text-align="start" style:justify-single-word="false" fo:orphans="0" fo:widows="0">
        <style:tab-stops>
          <style:tab-stop style:position="9.377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6" style:family="paragraph" style:parent-style-name="Table_20_Paragraph">
      <style:paragraph-properties fo:margin-left="0.353cm" fo:margin-top="0.078cm" fo:margin-bottom="0cm" style:contextual-spacing="false" fo:line-height="0.492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7" style:family="paragraph" style:parent-style-name="Table_20_Paragraph">
      <style:paragraph-properties fo:margin-left="3.537cm" fo:margin-right="3.006cm" fo:margin-top="0.079cm" fo:margin-bottom="0cm" style:contextual-spacing="false" fo:text-align="end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8" style:family="paragraph" style:parent-style-name="Table_20_Paragraph">
      <style:paragraph-properties fo:margin-top="0.016cm" fo:margin-bottom="0cm" style:contextual-spacing="false" fo:text-align="start" style:justify-single-word="false" fo:orphans="0" fo:widows="0"/>
      <style:text-properties fo:font-size="9pt" fo:font-weight="bold" style:letter-kerning="false" style:font-size-asian="9pt" style:language-asian="en" style:country-asian="US" style:font-weight-asian="bold" style:font-size-complex="11pt" style:language-complex="ar" style:country-complex="SA"/>
    </style:style>
    <style:style style:name="P89" style:family="paragraph" style:parent-style-name="Text_20_body">
      <style:paragraph-properties fo:line-height="5%"/>
      <style:text-properties fo:font-size="10pt" style:font-size-asian="10pt"/>
    </style:style>
    <style:style style:name="P90" style:family="paragraph" style:parent-style-name="Text_20_body">
      <style:text-properties fo:font-size="10pt" style:font-size-asian="10pt"/>
    </style:style>
    <style:style style:name="P91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92" style:family="paragraph" style:parent-style-name="Text_20_body">
      <style:text-properties fo:font-size="10pt" fo:font-weight="bold" style:font-size-asian="10pt" style:font-weight-asian="bold"/>
    </style:style>
    <style:style style:name="P93" style:family="paragraph" style:parent-style-name="Text_20_body">
      <style:paragraph-properties fo:margin-top="0.009cm" fo:margin-bottom="0cm" style:contextual-spacing="false"/>
      <style:text-properties fo:font-size="13.5pt" fo:font-weight="bold" style:font-size-asian="13.5pt" style:font-weight-asian="bold"/>
    </style:style>
    <style:style style:name="P94" style:family="paragraph" style:parent-style-name="Text_20_body">
      <style:paragraph-properties fo:margin-top="0.004cm" fo:margin-bottom="0cm" style:contextual-spacing="false"/>
      <style:text-properties fo:font-size="13.5pt" fo:font-weight="bold" style:font-size-asian="13.5pt" style:font-weight-asian="bold"/>
    </style:style>
    <style:style style:name="P95" style:family="paragraph" style:parent-style-name="Text_20_body">
      <style:paragraph-properties fo:margin-top="0.007cm" fo:margin-bottom="0cm" style:contextual-spacing="false"/>
      <style:text-properties fo:font-size="13.5pt" style:font-size-asian="13.5pt"/>
    </style:style>
    <style:style style:name="P96" style:family="paragraph" style:parent-style-name="Text_20_body">
      <style:text-properties fo:font-size="26pt" fo:font-weight="bold" style:font-size-asian="26pt" style:font-weight-asian="bold"/>
    </style:style>
    <style:style style:name="P97" style:family="paragraph" style:parent-style-name="Text_20_body">
      <style:text-properties fo:font-size="27.5pt" fo:font-weight="bold" style:font-size-asian="27.5pt" style:font-weight-asian="bold"/>
    </style:style>
    <style:style style:name="P98" style:family="paragraph" style:parent-style-name="Text_20_body">
      <style:paragraph-properties fo:margin-top="0.018cm" fo:margin-bottom="0cm" style:contextual-spacing="false"/>
      <style:text-properties fo:font-size="11pt" style:font-size-asian="11pt"/>
    </style:style>
    <style:style style:name="P99" style:family="paragraph" style:parent-style-name="Text_20_body">
      <style:paragraph-properties fo:margin-top="0.002cm" fo:margin-bottom="0cm" style:contextual-spacing="false"/>
      <style:text-properties fo:font-size="11.5pt" style:font-size-asian="11.5pt"/>
    </style:style>
    <style:style style:name="P100" style:family="paragraph" style:parent-style-name="Text_20_body">
      <style:paragraph-properties fo:margin-top="0.004cm" fo:margin-bottom="0cm" style:contextual-spacing="false"/>
      <style:text-properties fo:font-size="15pt" style:font-size-asian="15pt"/>
    </style:style>
    <style:style style:name="P101" style:family="paragraph" style:parent-style-name="Text_20_body">
      <style:text-properties fo:font-size="15pt" style:font-size-asian="15pt"/>
    </style:style>
    <style:style style:name="P102" style:family="paragraph" style:parent-style-name="Text_20_body">
      <style:text-properties fo:font-size="15pt" fo:font-weight="bold" style:font-size-asian="15pt" style:font-weight-asian="bold"/>
    </style:style>
    <style:style style:name="P103" style:family="paragraph" style:parent-style-name="Text_20_body">
      <style:paragraph-properties fo:margin-left="3.45cm" fo:line-height="0.035cm"/>
    </style:style>
    <style:style style:name="P104" style:family="paragraph" style:parent-style-name="Text_20_body">
      <style:paragraph-properties fo:margin-top="0.009cm" fo:margin-bottom="0cm" style:contextual-spacing="false"/>
      <style:text-properties fo:font-size="17pt" style:font-size-asian="17pt"/>
    </style:style>
    <style:style style:name="P105" style:family="paragraph">
      <loext:graphic-properties draw:fill="solid" draw:fill-color="#000000"/>
      <style:paragraph-properties fo:text-align="start"/>
      <style:text-properties fo:font-size="18pt"/>
    </style:style>
    <style:style style:name="P106" style:family="paragraph">
      <loext:graphic-properties draw:fill="none"/>
      <style:paragraph-properties fo:text-align="start"/>
      <style:text-properties fo:font-size="11pt"/>
    </style:style>
    <style:style style:name="P10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8pt" style:font-size-asian="8pt"/>
    </style:style>
    <style:style style:name="T4" style:family="text">
      <style:text-properties fo:letter-spacing="-0.005cm"/>
    </style:style>
    <style:style style:name="T5" style:family="text">
      <style:text-properties fo:letter-spacing="-0.005cm" style:text-underline-style="solid" style:text-underline-width="auto" style:text-underline-color="font-color"/>
    </style:style>
    <style:style style:name="T6" style:family="text">
      <style:text-properties fo:letter-spacing="-0.021cm"/>
    </style:style>
    <style:style style:name="T7" style:family="text">
      <style:text-properties fo:letter-spacing="-0.021cm" style:text-underline-style="solid" style:text-underline-width="auto" style:text-underline-color="font-color" officeooo:rsid="000ba87d"/>
    </style:style>
    <style:style style:name="T8" style:family="text">
      <style:text-properties fo:letter-spacing="-0.019cm"/>
    </style:style>
    <style:style style:name="T9" style:family="text">
      <style:text-properties fo:letter-spacing="-0.019cm" style:text-underline-style="solid" style:text-underline-width="auto" style:text-underline-color="font-color"/>
    </style:style>
    <style:style style:name="T10" style:family="text">
      <style:text-properties fo:letter-spacing="-0.018cm"/>
    </style:style>
    <style:style style:name="T11" style:family="text">
      <style:text-properties fo:letter-spacing="-0.018cm" style:text-underline-style="solid" style:text-underline-width="auto" style:text-underline-color="font-color"/>
    </style:style>
    <style:style style:name="T12" style:family="text">
      <style:text-properties fo:letter-spacing="-0.109cm"/>
    </style:style>
    <style:style style:name="T13" style:family="text">
      <style:text-properties fo:letter-spacing="-0.002cm"/>
    </style:style>
    <style:style style:name="T14" style:family="text">
      <style:text-properties fo:letter-spacing="-0.002cm" style:text-underline-style="solid" style:text-underline-width="auto" style:text-underline-color="font-color"/>
    </style:style>
    <style:style style:name="T15" style:family="text">
      <style:text-properties fo:letter-spacing="-0.002cm" style:text-underline-style="solid" style:text-underline-width="auto" style:text-underline-color="font-color" officeooo:rsid="000ba87d"/>
    </style:style>
    <style:style style:name="T16" style:family="text">
      <style:text-properties fo:letter-spacing="-0.002cm" fo:font-weight="bold" style:font-weight-asian="bold"/>
    </style:style>
    <style:style style:name="T17" style:family="text">
      <style:text-properties fo:letter-spacing="-0.004cm"/>
    </style:style>
    <style:style style:name="T18" style:family="text">
      <style:text-properties fo:letter-spacing="-0.004cm" style:text-underline-style="solid" style:text-underline-width="auto" style:text-underline-color="font-color"/>
    </style:style>
    <style:style style:name="T19" style:family="text">
      <style:text-properties fo:letter-spacing="-0.004cm" fo:font-weight="bold" style:font-weight-asian="bold"/>
    </style:style>
    <style:style style:name="T20" style:family="text">
      <style:text-properties fo:font-size="13pt" fo:font-weight="bold" style:font-size-asian="13pt" style:font-weight-asian="bold"/>
    </style:style>
    <style:style style:name="T21" style:family="text">
      <style:text-properties fo:font-size="13pt" fo:letter-spacing="-0.019cm" fo:font-weight="bold" style:font-size-asian="13pt" style:font-weight-asian="bold"/>
    </style:style>
    <style:style style:name="T22" style:family="text">
      <style:text-properties fo:font-size="13pt" fo:letter-spacing="-0.019cm" style:font-size-asian="13pt"/>
    </style:style>
    <style:style style:name="T23" style:family="text">
      <style:text-properties fo:font-size="13pt" fo:letter-spacing="-0.018cm" fo:font-weight="bold" style:font-size-asian="13pt" style:font-weight-asian="bold"/>
    </style:style>
    <style:style style:name="T24" style:family="text">
      <style:text-properties fo:font-size="13pt" fo:letter-spacing="-0.023cm" fo:font-weight="bold" style:font-size-asian="13pt" style:font-weight-asian="bold"/>
    </style:style>
    <style:style style:name="T25" style:family="text">
      <style:text-properties fo:font-size="13pt" fo:letter-spacing="-0.021cm" fo:font-weight="bold" style:font-size-asian="13pt" style:font-weight-asian="bold"/>
    </style:style>
    <style:style style:name="T26" style:family="text">
      <style:text-properties fo:font-size="13pt" fo:letter-spacing="-0.021cm" style:font-size-asian="13pt"/>
    </style:style>
    <style:style style:name="T27" style:family="text">
      <style:text-properties fo:font-size="13pt" style:font-size-asian="13pt"/>
    </style:style>
    <style:style style:name="T28" style:family="text">
      <style:text-properties fo:font-size="13pt" style:text-underline-style="solid" style:text-underline-width="auto" style:text-underline-color="font-color" style:font-size-asian="13pt"/>
    </style:style>
    <style:style style:name="T29" style:family="text">
      <style:text-properties fo:font-size="13pt" style:text-underline-style="solid" style:text-underline-width="auto" style:text-underline-color="font-color" style:font-size-asian="13pt" style:text-scale="99%"/>
    </style:style>
    <style:style style:name="T30" style:family="text">
      <style:text-properties fo:font-size="13.5pt" fo:font-weight="bold" style:font-size-asian="13.5pt" style:font-weight-asian="bold"/>
    </style:style>
    <style:style style:name="T31" style:family="text">
      <style:text-properties fo:font-size="13.5pt" style:font-size-asian="13.5pt"/>
    </style:style>
    <style:style style:name="T32" style:family="text">
      <style:text-properties fo:font-size="24pt" fo:letter-spacing="-0.002cm" fo:font-weight="bold" style:font-size-asian="24pt" style:font-weight-asian="bold"/>
    </style:style>
    <style:style style:name="T33" style:family="text">
      <style:text-properties fo:font-size="24pt" fo:letter-spacing="-0.046cm" fo:font-weight="bold" style:font-size-asian="24pt" style:font-weight-asian="bold"/>
    </style:style>
    <style:style style:name="T34" style:family="text">
      <style:text-properties fo:font-size="24pt" fo:font-weight="bold" style:font-size-asian="24pt" style:font-weight-asian="bold"/>
    </style:style>
    <style:style style:name="T35" style:family="text">
      <style:text-properties fo:font-size="26pt" fo:font-weight="bold" style:font-size-asian="26pt" style:font-weight-asian="bold"/>
    </style:style>
    <style:style style:name="T36" style:family="text">
      <style:text-properties fo:font-size="27.5pt" fo:font-weight="bold" style:font-size-asian="27.5pt" style:font-weight-asian="bold"/>
    </style:style>
    <style:style style:name="T37" style:family="text">
      <style:text-properties fo:letter-spacing="-0.016cm"/>
    </style:style>
    <style:style style:name="T38" style:family="text">
      <style:text-properties fo:letter-spacing="-0.009cm"/>
    </style:style>
    <style:style style:name="T39" style:family="text">
      <style:text-properties fo:letter-spacing="-0.009cm"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style:text-scale="95%"/>
    </style:style>
    <style:style style:name="T42" style:family="text">
      <style:text-properties style:text-underline-style="solid" style:text-underline-width="auto" style:text-underline-color="font-color" fo:font-weight="normal" style:font-weight-asian="normal"/>
    </style:style>
    <style:style style:name="T43" style:family="text">
      <style:text-properties style:text-underline-style="solid" style:text-underline-width="auto" style:text-underline-color="font-color" officeooo:rsid="000ba87d"/>
    </style:style>
    <style:style style:name="T44" style:family="text">
      <style:text-properties style:text-underline-style="solid" style:text-underline-width="auto" style:text-underline-color="font-color" officeooo:rsid="000bbe22"/>
    </style:style>
    <style:style style:name="T45" style:family="text">
      <style:text-properties fo:font-size="11pt" style:font-size-asian="11pt"/>
    </style:style>
    <style:style style:name="T46" style:family="text">
      <style:text-properties fo:font-size="11.5pt" style:font-size-asian="11.5pt"/>
    </style:style>
    <style:style style:name="T47" style:family="text">
      <style:text-properties fo:letter-spacing="-0.011cm"/>
    </style:style>
    <style:style style:name="T48" style:family="text">
      <style:text-properties fo:letter-spacing="-0.011cm" style:text-underline-style="solid" style:text-underline-width="auto" style:text-underline-color="font-color"/>
    </style:style>
    <style:style style:name="T49" style:family="text">
      <style:text-properties fo:letter-spacing="-0.014cm"/>
    </style:style>
    <style:style style:name="T50" style:family="text">
      <style:text-properties fo:letter-spacing="-0.023cm"/>
    </style:style>
    <style:style style:name="T51" style:family="text">
      <style:text-properties fo:letter-spacing="0.002cm"/>
    </style:style>
    <style:style style:name="T52" style:family="text">
      <style:text-properties fo:letter-spacing="0.002cm" fo:font-weight="bold" style:font-weight-asian="bold"/>
    </style:style>
    <style:style style:name="T53" style:family="text">
      <style:text-properties fo:letter-spacing="-0.007cm"/>
    </style:style>
    <style:style style:name="T54" style:family="text">
      <style:text-properties fo:letter-spacing="-0.007cm" fo:font-weight="bold" style:font-weight-asian="bold"/>
    </style:style>
    <style:style style:name="T55" style:family="text">
      <style:text-properties fo:font-size="15pt" style:font-size-asian="15pt"/>
    </style:style>
    <style:style style:name="T56" style:family="text">
      <style:text-properties fo:font-size="15pt" fo:font-weight="bold" style:font-size-asian="15pt" style:font-weight-asian="bold"/>
    </style:style>
    <style:style style:name="T57" style:family="text">
      <style:text-properties fo:font-size="1pt" style:font-size-asian="1pt"/>
    </style:style>
    <style:style style:name="T58" style:family="text">
      <style:text-properties fo:letter-spacing="-0.012cm"/>
    </style:style>
    <style:style style:name="T59" style:family="text">
      <style:text-properties fo:font-size="12pt" fo:font-weight="bold" style:font-size-asian="12pt" style:font-weight-asian="bold"/>
    </style:style>
    <style:style style:name="T60" style:family="text">
      <style:text-properties fo:font-weight="bold" style:font-weight-asian="bold"/>
    </style:style>
    <style:style style:name="T61" style:family="text">
      <style:text-properties fo:letter-spacing="-0.092cm"/>
    </style:style>
    <style:style style:name="T62" style:family="text">
      <style:text-properties fo:letter-spacing="-0.092cm" fo:font-weight="bold" style:font-weight-asian="bold"/>
    </style:style>
    <style:style style:name="T63" style:family="text">
      <style:text-properties fo:font-size="9pt" fo:font-weight="bold" style:font-size-asian="9pt" style:font-weight-asian="bold"/>
    </style:style>
    <style:style style:name="T64" style:family="text">
      <style:text-properties style:font-name="Calibri"/>
    </style:style>
    <style:style style:name="T65" style:family="text">
      <style:text-properties fo:letter-spacing="-0.025cm"/>
    </style:style>
    <style:style style:name="T66" style:family="text">
      <style:text-properties fo:letter-spacing="-0.093cm"/>
    </style:style>
    <style:style style:name="T67" style:family="text">
      <style:text-properties fo:letter-spacing="-0.026cm"/>
    </style:style>
    <style:style style:name="T68" style:family="text">
      <style:text-properties style:text-scale="95%"/>
    </style:style>
    <style:style style:name="T69" style:family="text">
      <style:text-properties fo:letter-spacing="0.079cm" style:text-scale="95%"/>
    </style:style>
    <style:style style:name="T70" style:family="text">
      <style:text-properties fo:letter-spacing="0.081cm" style:text-scale="95%"/>
    </style:style>
    <style:style style:name="T71" style:family="text">
      <style:text-properties fo:letter-spacing="-0.032cm" style:text-scale="95%"/>
    </style:style>
    <style:style style:name="T72" style:family="text">
      <style:text-properties fo:letter-spacing="-0.118cm"/>
    </style:style>
    <style:style style:name="T73" style:family="text">
      <style:text-properties fo:font-size="14pt" style:font-size-asian="14pt"/>
    </style:style>
    <style:style style:name="T74" style:family="text">
      <style:text-properties fo:font-size="14pt" fo:letter-spacing="-0.019cm" style:font-size-asian="14pt"/>
    </style:style>
    <style:style style:name="T75" style:family="text">
      <style:text-properties fo:font-size="14pt" fo:letter-spacing="-0.014cm" style:font-size-asian="14pt"/>
    </style:style>
    <style:style style:name="T76" style:family="text">
      <style:text-properties fo:font-size="14pt" fo:letter-spacing="-0.018cm" style:font-size-asian="14pt"/>
    </style:style>
    <style:style style:name="T77" style:family="text">
      <style:text-properties fo:font-size="14pt" fo:letter-spacing="-0.016cm" style:font-size-asian="14pt"/>
    </style:style>
    <style:style style:name="T78" style:family="text">
      <style:text-properties fo:font-size="14pt" fo:letter-spacing="-0.118cm" style:font-size-asian="14pt"/>
    </style:style>
    <style:style style:name="T79" style:family="text">
      <style:text-properties fo:font-size="14pt" fo:letter-spacing="-0.004cm" style:font-size-asian="14pt"/>
    </style:style>
    <style:style style:name="T80" style:family="text">
      <style:text-properties fo:font-size="14pt" fo:letter-spacing="-0.005cm" style:font-size-asian="14pt"/>
    </style:style>
    <style:style style:name="T81" style:family="text">
      <style:text-properties fo:font-size="14pt" fo:font-weight="bold" style:font-size-asian="14pt" style:font-weight-asian="bold"/>
    </style:style>
    <style:style style:name="T82" style:family="text">
      <style:text-properties fo:font-size="14pt" fo:letter-spacing="-0.025cm" fo:font-weight="bold" style:font-size-asian="14pt" style:font-weight-asian="bold"/>
    </style:style>
    <style:style style:name="T83" style:family="text">
      <style:text-properties fo:font-size="14pt" style:text-underline-style="solid" style:text-underline-width="auto" style:text-underline-color="font-color" style:font-size-asian="14pt"/>
    </style:style>
    <style:style style:name="T84" style:family="text">
      <style:text-properties fo:font-size="17pt" style:font-size-asian="17pt"/>
    </style:style>
    <style:style style:name="T85" style:family="text">
      <style:text-properties fo:font-weight="normal" style:font-weight-asian="normal"/>
    </style:style>
    <style:style style:name="T86" style:family="text">
      <style:text-properties officeooo:rsid="000ba87d"/>
    </style:style>
    <style:style style:name="T87" style:family="text">
      <style:text-properties style:text-line-through-style="none" style:text-line-through-type="none" fo:letter-spacing="-0.009cm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8" style:family="text">
      <style:text-properties style:text-line-through-style="none" style:text-line-through-type="none" fo:letter-spacing="-0.009cm" fo:font-style="normal" style:text-underline-style="solid" style:text-underline-width="auto" style:text-underline-color="font-color" fo:font-weight="normal" officeooo:rsid="000ba87d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8.8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019cm" fo:margin-right="0.035cm" fo:margin-top="0.028cm" fo:margin-bottom="0.00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35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63" text:outline-level="2"><text:span text:style-name="T4">ФЕДЕРАЛЬНОЕ</text:span><text:span text:style-name="T6"> </text:span><text:span text:style-name="T4">ГОСУДАРСТВЕННОЕ</text:span><text:span text:style-name="T8"> </text:span><text:span text:style-name="T4">БЮДЖЕТНОЕ</text:span><text:span text:style-name="T10"> </text:span><text:span text:style-name="T4">ОБРАЗОВАТЕЛЬНОЕ</text:span><text:span text:style-name="T12"> </text:span>УЧРЕЖДЕНИЕ<text:span text:style-name="T13"> </text:span>ВЫСШЕГО<text:span text:style-name="T17"> </text:span>ОБРАЗОВАНИЯ</text:h>
        <text:p text:style-name="P65" loext:marker-style-name="T20"><draw:custom-shape text:anchor-type="char" draw:z-index="4" draw:name="Rectangle 4" draw:style-name="gr1" draw:text-style-name="P105" svg:width="19.359cm" svg:height="0.018cm" svg:x="1.198cm" svg:y="0.63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">«РОСТОВСКИЙ</text:span><text:span text:style-name="T21"> </text:span><text:span text:style-name="T20">ГОСУДАРСТВЕННЫЙ</text:span><text:span text:style-name="T23"> </text:span><text:span text:style-name="T20">ЭКОНОМИЧЕСКИЙ</text:span><text:span text:style-name="T24"> </text:span><text:span text:style-name="T20">УНИВЕРСИТЕТ</text:span><text:span text:style-name="T25"> </text:span><text:span text:style-name="T20">(РИНХ)»</text:span></text:p>
        <text:p text:style-name="P92" loext:marker-style-name="T2"/>
        <text:p text:style-name="P92" loext:marker-style-name="T2"/>
        <text:p text:style-name="P92" loext:marker-style-name="T2"/>
        <text:p text:style-name="P93" loext:marker-style-name="T30"/>
        <text:p text:style-name="Title">Дневник</text:p>
        <text:p text:style-name="P66" loext:marker-style-name="T34"><text:span text:style-name="T32">учебной</text:span><text:span text:style-name="T33"> </text:span><text:span text:style-name="T32">практики</text:span></text:p>
        <text:p text:style-name="P96" loext:marker-style-name="T35"/>
        <text:p text:style-name="P96" loext:marker-style-name="T35"/>
        <text:p text:style-name="P97" loext:marker-style-name="T36"/>
        <text:p text:style-name="P54"><text:span text:style-name="T13">Фамилия</text:span><text:span text:style-name="T14"> </text:span><text:span text:style-name="T15">Старушко <text:s text:c="112"/></text:span></text:p>
        <text:p text:style-name="P90" loext:marker-style-name="T1"/>
        <text:p text:style-name="P55">Имя,<text:span text:style-name="T37"> </text:span>отчество<text:span text:style-name="T38"> <text:s/></text:span><text:span text:style-name="T87"><text:s text:c="2"/></text:span><text:span text:style-name="T88">Роман Алексеевич</text:span><text:span text:style-name="T40"><text:tab/></text:span></text:p>
        <text:p text:style-name="P98" loext:marker-style-name="T45"/>
        <text:p text:style-name="P56"><text:span text:style-name="T17">Группа</text:span><text:span text:style-name="T6"> </text:span><text:span text:style-name="T7">ИС - 202</text:span><text:span text:style-name="T18"><text:tab/></text:span></text:p>
        <text:p text:style-name="P99" loext:marker-style-name="T46"/>
        <text:p text:style-name="P57">Специальность<text:span text:style-name="T38"> </text:span><text:span text:style-name="T40">09.02.07.</text:span><text:span text:style-name="T48"> </text:span><text:span text:style-name="T40">Информационные</text:span><text:span text:style-name="T5"> </text:span><text:span text:style-name="T40">системы</text:span><text:span text:style-name="T48"> </text:span><text:span text:style-name="T40">и</text:span><text:span text:style-name="T39"> </text:span><text:span text:style-name="T40">программирование<text:tab/></text:span></text:p>
        <text:p text:style-name="P58"/>
        <text:p text:style-name="P57">Место<text:span text:style-name="T8"> </text:span>прохождения<text:span text:style-name="T8"> </text:span>практики<text:span text:style-name="T49"> </text:span><text:span text:style-name="T40">ФЭК</text:span><text:span text:style-name="T11"> </text:span><text:span text:style-name="T40">РГУЭ</text:span><text:span text:style-name="T9"> </text:span><text:span text:style-name="T40">(РИНХ)<text:tab/></text:span></text:p>
        <text:p text:style-name="Text_20_body"/>
        <text:p text:style-name="P56">Период<text:span text:style-name="T50"> </text:span>практики<text:span text:style-name="T50"> </text:span><text:span text:style-name="T40">02.06.2025-07.06.2025<text:tab/></text:span></text:p>
        <text:p text:style-name="P59"/>
        <text:p text:style-name="P60">Руководитель<text:span text:style-name="T37"> </text:span>практики<text:span text:style-name="T49"> </text:span>от<text:span text:style-name="T49"> </text:span>университет<text:span text:style-name="T86">а: </text:span><text:span text:style-name="T44">Журавлев</text:span><text:span text:style-name="T43"> Д. Г</text:span><text:span text:style-name="T40"><text:tab/></text:span></text:p>
        <text:p text:style-name="Text_20_body"/>
        <text:p text:style-name="P51">Прошел<text:span text:style-name="T51"> </text:span>инструктаж<text:span text:style-name="T51"> </text:span>по<text:span text:style-name="T51"> </text:span>ознакомлению<text:span text:style-name="T51"> </text:span>с<text:span text:style-name="T51"> </text:span>требованиями<text:span text:style-name="T51"> </text:span>охраны<text:span text:style-name="T51"> </text:span>труда,<text:span text:style-name="T51"> </text:span>техники<text:span text:style-name="T12"> </text:span>безопасности,<text:span text:style-name="T51"> </text:span>пожарной<text:span text:style-name="T51"> </text:span>безопасности,<text:span text:style-name="T51"> </text:span>санитарно-эпидемиологическими<text:span text:style-name="T51"> </text:span>правилами,<text:span text:style-name="T51"> </text:span>гигиеническими<text:span text:style-name="T53"> </text:span>нормативами,<text:span text:style-name="T4"> </text:span>правилами<text:span text:style-name="T53"> </text:span>внутреннего<text:span text:style-name="T17"> </text:span>трудового<text:span text:style-name="T17"> </text:span>распорядка</text:p>
        <text:p text:style-name="P100" loext:marker-style-name="T55"/>
        <text:p text:style-name="P62">02.06.2025<text:tab/></text:p>
        <text:p text:style-name="P103" loext:marker-style-name="T57"><draw:g text:anchor-type="as-char" draw:z-index="3" draw:name="Group 2" draw:style-name="gr2"><draw:line draw:name="Line 3" draw:style-name="gr3" draw:text-style-name="P106" svg:x1="0cm" svg:y1="-0.001cm" svg:x2="6.401cm" svg:y2="0cm"><text:p/></draw:line></draw:g></text:p>
        <text:p text:style-name="P52">дата,<text:span text:style-name="T37"> </text:span>подпись<text:span text:style-name="T47"> </text:span>обучающегося</text:p>
      </text:section>
      <text:h text:style-name="P64" text:outline-level="2"><text:span text:style-name="T53">Перечень</text:span><text:span text:style-name="T6"> </text:span><text:span text:style-name="T53">видов</text:span><text:span text:style-name="T6"> </text:span><text:span text:style-name="T53">работ,</text:span><text:span text:style-name="T10"> </text:span><text:span text:style-name="T53">связанных</text:span><text:span text:style-name="T8"> </text:span><text:span text:style-name="T4">с</text:span><text:span text:style-name="T10"> </text:span><text:span text:style-name="T4">будущей</text:span><text:span text:style-name="T6"> </text:span><text:span text:style-name="T4">профессиональной</text:span><text:span text:style-name="T6"> </text:span><text:span text:style-name="T4">деятельностью</text:span><text:span text:style-name="T12"> </text:span>(индивидуальное<text:span text:style-name="T58"> </text:span>задание)</text:h>
      <text:p text:style-name="P94" loext:marker-style-name="T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1" loext:marker-style-name="T59"/>
            <text:p text:style-name="P72" loext:marker-style-name="T56"/>
            <text:p text:style-name="P73" loext:marker-style-name="T60"><text:span text:style-name="T60">№</text:span><text:span text:style-name="T62"> </text:span><text:span text:style-name="T60">п/п</text:span></text:p>
          </table:table-cell>
          <table:table-cell table:style-name="Таблица1.A1" office:value-type="string">
            <text:p text:style-name="P71" loext:marker-style-name="T59"/>
            <text:p text:style-name="P71" loext:marker-style-name="T59"/>
            <text:p text:style-name="P88" loext:marker-style-name="T63"/>
            <text:p text:style-name="P77" loext:marker-style-name="T60"><text:span text:style-name="T60">Вид</text:span><text:span text:style-name="T54"> </text:span><text:span text:style-name="T60">работ</text:span></text:p>
          </table:table-cell>
          <table:table-cell table:style-name="Таблица1.A1" office:value-type="string">
            <text:p text:style-name="P71" loext:marker-style-name="T59"/>
            <text:p text:style-name="P72" loext:marker-style-name="T56"/>
            <text:p text:style-name="P74" loext:marker-style-name="T60"><text:span text:style-name="T16">Планируемые</text:span><text:span text:style-name="T62"> </text:span><text:span text:style-name="T60">результаты</text:span></text:p>
          </table:table-cell>
          <table:table-cell table:style-name="Таблица1.A1" office:value-type="string">
            <text:p text:style-name="P71" loext:marker-style-name="T59"/>
            <text:p text:style-name="P72" loext:marker-style-name="T56"/>
            <text:p text:style-name="P75" loext:marker-style-name="T60"><text:span text:style-name="T60">Сроки</text:span><text:span text:style-name="T52"> </text:span><text:span text:style-name="T60">выполнения</text:span></text:p>
          </table:table-cell>
          <table:table-cell table:style-name="Таблица1.A1" office:value-type="string">
            <text:p text:style-name="P76" loext:marker-style-name="T60"><text:span text:style-name="T60">Отметка</text:span><text:span text:style-name="T52"> </text:span><text:span text:style-name="T16">ответственного</text:span><text:span text:style-name="T62"> </text:span><text:span text:style-name="T60">работника от</text:span><text:span text:style-name="T52"> </text:span><text:span text:style-name="T60">профильной</text:span><text:span text:style-name="T52"> </text:span><text:span text:style-name="T60">организации о</text:span><text:span text:style-name="T52"> </text:span><text:span text:style-name="T60">выполнении</text:span><text:span text:style-name="T19"> </text:span><text:span text:style-name="T60">и</text:span></text:p>
          </table:table-cell>
        </table:table-row>
        <table:table-row table:style-name="Таблица1.2">
          <table:table-cell table:style-name="Таблица1.A1" office:value-type="string">
            <text:p text:style-name="P78" loext:marker-style-name="T64"><text:span text:style-name="T64">1</text:span><text:span text:style-name="T64"/></text:p>
          </table:table-cell>
          <table:table-cell table:style-name="Таблица1.A1" office:value-type="string">
            <text:p text:style-name="P1">Вводный<text:span text:style-name="T37"> </text:span>инструктаж<text:span text:style-name="T58"> </text:span>по<text:span text:style-name="T49"> </text:span>технике<text:span text:style-name="T61"> </text:span>безопасности и использованию<text:span text:style-name="T51"> </text:span>ЭВМ.</text:p>
          </table:table-cell>
          <table:table-cell table:style-name="Таблица1.A1" office:value-type="string">
            <text:p text:style-name="P23">Ознакомились с<text:span text:style-name="T51"> </text:span>инструктажем<text:span text:style-name="T65"> </text:span>по</text:p>
            <text:p text:style-name="P24">технике<text:span text:style-name="T49"> </text:span>безопасности<text:span text:style-name="T49"> </text:span>и<text:span text:style-name="T61"> </text:span>использованию<text:span text:style-name="T38"> </text:span>ЭВМ.</text:p>
          </table:table-cell>
          <table:table-cell table:style-name="Таблица1.A1" office:value-type="string">
            <text:p text:style-name="P12">08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3">
          <table:table-cell table:style-name="Таблица1.A1" office:value-type="string">
            <text:p text:style-name="P17">2</text:p>
          </table:table-cell>
          <table:table-cell table:style-name="Таблица1.A1" office:value-type="string">
            <text:p text:style-name="P42">Анализ<text:span text:style-name="T38"> </text:span>предметной<text:span text:style-name="T53"> </text:span>области.</text:p>
          </table:table-cell>
          <table:table-cell table:style-name="Таблица1.A1" office:value-type="string">
            <text:p text:style-name="P25">Освоили методику<text:span text:style-name="T51"> </text:span>анализа предметной<text:span text:style-name="T61"> </text:span>области.</text:p>
          </table:table-cell>
          <table:table-cell table:style-name="Таблица1.A1" office:value-type="string">
            <text:p text:style-name="P13">08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4">
          <table:table-cell table:style-name="Таблица1.A1" office:value-type="string">
            <text:p text:style-name="P18">3</text:p>
          </table:table-cell>
          <table:table-cell table:style-name="Таблица1.A1" office:value-type="string">
            <text:p text:style-name="P43">Определение<text:span text:style-name="T4"> </text:span>требований<text:span text:style-name="T38"> </text:span>проекта.</text:p>
          </table:table-cell>
          <table:table-cell table:style-name="Таблица1.A1" office:value-type="string">
            <text:p text:style-name="P26"><text:span text:style-name="T13">Научились определять</text:span><text:span text:style-name="T61"> </text:span>требования<text:span text:style-name="T10"> </text:span>к<text:span text:style-name="T37"> </text:span>проекту.</text:p>
          </table:table-cell>
          <table:table-cell table:style-name="Таблица1.A1" office:value-type="string">
            <text:p text:style-name="P14">08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5">
          <table:table-cell table:style-name="Таблица1.A1" office:value-type="string">
            <text:p text:style-name="P19">4</text:p>
          </table:table-cell>
          <table:table-cell table:style-name="Таблица1.A1" office:value-type="string">
            <text:p text:style-name="P42">Разработка<text:span text:style-name="T53"> </text:span>и<text:span text:style-name="T58"> </text:span>оформление</text:p>
            <text:p text:style-name="P44">документа<text:span text:style-name="T47"> </text:span>«Техническое<text:span text:style-name="T49"> </text:span>задание».</text:p>
          </table:table-cell>
          <table:table-cell table:style-name="Таблица1.A1" office:value-type="string">
            <text:p text:style-name="P27">Получили навыки<text:span text:style-name="T51"> </text:span>разработки и<text:span text:style-name="T51"> </text:span>оформления документа<text:span text:style-name="T61"> </text:span><text:span text:style-name="T13">"Техническое</text:span><text:span text:style-name="T58"> </text:span>задание".</text:p>
          </table:table-cell>
          <table:table-cell table:style-name="Таблица1.A1" office:value-type="string">
            <text:p text:style-name="P12">08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6">
          <table:table-cell table:style-name="Таблица1.A1" office:value-type="string">
            <text:p text:style-name="P19">5</text:p>
          </table:table-cell>
          <table:table-cell table:style-name="Таблица1.A1" office:value-type="string">
            <text:p text:style-name="P42">Разработка<text:span text:style-name="T58"> </text:span>структуры<text:span text:style-name="T38"> </text:span>проекта.</text:p>
          </table:table-cell>
          <table:table-cell table:style-name="Таблица1.A1" office:value-type="string">
            <text:p text:style-name="P28">Изучили процесс<text:span text:style-name="T51"> </text:span><text:span text:style-name="T13">разработки </text:span>структуры<text:span text:style-name="T61"> </text:span>проекта.</text:p>
          </table:table-cell>
          <table:table-cell table:style-name="Таблица1.A1" office:value-type="string">
            <text:p text:style-name="P12">08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7">
          <table:table-cell table:style-name="Таблица1.A1" office:value-type="string">
            <text:p text:style-name="P19">6</text:p>
          </table:table-cell>
          <table:table-cell table:style-name="Таблица1.A1" office:value-type="string">
            <text:p text:style-name="P42">Работы<text:span text:style-name="T53"> </text:span>в<text:span text:style-name="T58"> </text:span>системе<text:span text:style-name="T58"> </text:span>контроля<text:span text:style-name="T53"> </text:span>версий.</text:p>
          </table:table-cell>
          <table:table-cell table:style-name="Таблица1.A1" office:value-type="string">
            <text:p text:style-name="P82" loext:marker-style-name="T64">Освоили<text:span text:style-name="T10"> </text:span>работу<text:span text:style-name="T49"> </text:span>в<text:span text:style-name="T61"> </text:span>системе контроля<text:span text:style-name="T61"> </text:span>версий<text:span text:style-name="T64">.</text:span></text:p>
          </table:table-cell>
          <table:table-cell table:style-name="Таблица1.A1" office:value-type="string">
            <text:p text:style-name="P12">08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8">
          <table:table-cell table:style-name="Таблица1.A1" office:value-type="string">
            <text:p text:style-name="P18">7</text:p>
          </table:table-cell>
          <table:table-cell table:style-name="Таблица1.A1" office:value-type="string">
            <text:p text:style-name="P2"><text:span text:style-name="T58">Внешнее проектирование (разработка</text:span><text:span text:style-name="T66"> </text:span><text:span text:style-name="T58">внешней</text:span><text:span text:style-name="T67"> </text:span><text:span text:style-name="T58">спецификации).</text:span></text:p>
          </table:table-cell>
          <table:table-cell table:style-name="Таблица1.A1" office:value-type="string">
            <text:p text:style-name="P8">Получили<text:span text:style-name="T65"> </text:span>навыки<text:span text:style-name="T61"> </text:span>внешнего</text:p>
            <text:p text:style-name="P83" loext:marker-style-name="T64">проектирования,<text:span text:style-name="T51"> </text:span>включая разработку<text:span text:style-name="T51"> </text:span>внешней<text:span text:style-name="T37"> </text:span>спецификации<text:span text:style-name="T64">.</text:span></text:p>
          </table:table-cell>
          <table:table-cell table:style-name="Таблица1.A1" office:value-type="string">
            <text:p text:style-name="P14">10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9">
          <table:table-cell table:style-name="Таблица1.A1" office:value-type="string">
            <text:p text:style-name="P19">8</text:p>
          </table:table-cell>
          <table:table-cell table:style-name="Таблица1.A1" office:value-type="string">
            <text:p text:style-name="P11">Внутреннее проектирование<text:span text:style-name="T61"> </text:span>(разработка<text:span text:style-name="T10"> </text:span>схем<text:span text:style-name="T58"> </text:span>и<text:span text:style-name="T8"> </text:span>диаграмм<text:span text:style-name="T61"> </text:span>проекта).</text:p>
          </table:table-cell>
          <table:table-cell table:style-name="Таблица1.A1" office:value-type="string">
            <text:p text:style-name="P29">Освоили внутреннее<text:span text:style-name="T61"> </text:span>проектирование,</text:p>
            <text:p text:style-name="P30"><text:span text:style-name="T13">включая</text:span><text:span text:style-name="T50"> </text:span>разработку<text:span text:style-name="T6"> </text:span>схем<text:span text:style-name="T61"> </text:span>и диаграмм<text:span text:style-name="T13"> </text:span>проекта.</text:p>
          </table:table-cell>
          <table:table-cell table:style-name="Таблица1.A1" office:value-type="string">
            <text:p text:style-name="P12">10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10">
          <table:table-cell table:style-name="Таблица1.A1" office:value-type="string">
            <text:p text:style-name="P18">9</text:p>
          </table:table-cell>
          <table:table-cell table:style-name="Таблица1.A1" office:value-type="string">
            <text:p text:style-name="P43"><text:span text:style-name="T49">Разработка</text:span><text:span text:style-name="T50"> </text:span><text:span text:style-name="T58">модулей</text:span><text:span text:style-name="T65"> </text:span><text:span text:style-name="T58">проекта.</text:span></text:p>
          </table:table-cell>
          <table:table-cell table:style-name="Таблица1.A1" office:value-type="string">
            <text:p text:style-name="P31">Изучили разработку<text:span text:style-name="T51"> </text:span>модулей<text:span text:style-name="T47"> </text:span>проекта<text:span text:style-name="T47"> </text:span>и<text:span text:style-name="T38"> </text:span>их<text:span text:style-name="T61"> </text:span>элементов.</text:p>
          </table:table-cell>
          <table:table-cell table:style-name="Таблица1.A1" office:value-type="string">
            <text:p text:style-name="P14">10.06</text:p>
          </table:table-cell>
          <table:table-cell table:style-name="Таблица1.A1" office:value-type="string">
            <text:p text:style-name="P41"/>
          </table:table-cell>
        </table:table-row>
        <table:table-row table:style-name="Таблица1.11">
          <table:table-cell table:style-name="Таблица1.A1" office:value-type="string">
            <text:p text:style-name="P79" loext:marker-style-name="T64"><text:span text:style-name="T64">10</text:span><text:span text:style-name="T64"/></text:p>
          </table:table-cell>
          <table:table-cell table:style-name="Таблица1.A1" office:value-type="string">
            <text:p text:style-name="P3"><text:span text:style-name="T49">Разработка элементов </text:span><text:span text:style-name="T58">модулей</text:span><text:span text:style-name="T61"> </text:span>проекта.</text:p>
          </table:table-cell>
          <table:table-cell table:style-name="Таблица1.A1" office:value-type="string">
            <text:p text:style-name="P32"><text:span text:style-name="T13">Изучили разработку</text:span><text:span text:style-name="T61"> </text:span>элементов модулей<text:span text:style-name="T51"> </text:span>проекта.</text:p>
          </table:table-cell>
          <table:table-cell table:style-name="Таблица1.A1" office:value-type="string">
            <text:p text:style-name="P12">11.06</text:p>
          </table:table-cell>
          <table:table-cell table:style-name="Таблица1.A1" office:value-type="string">
            <text:p text:style-name="P41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0">11</text:p>
          </table:table-cell>
          <table:table-cell table:style-name="Таблица2.A1" office:value-type="string">
            <text:p text:style-name="P4">Интеграция модулей в<text:span text:style-name="T51"> </text:span>программное<text:span text:style-name="T10"> </text:span>обеспечение.</text:p>
          </table:table-cell>
          <table:table-cell table:style-name="Таблица2.A1" office:value-type="string">
            <text:p text:style-name="P33">Получили навыки<text:span text:style-name="T51"> </text:span>интеграции<text:span text:style-name="T10"> </text:span>модулей<text:span text:style-name="T10"> </text:span>в<text:span text:style-name="T61"> </text:span>программное</text:p>
            <text:p text:style-name="P34">обеспечение.</text:p>
          </table:table-cell>
          <table:table-cell table:style-name="Таблица2.A1" office:value-type="string">
            <text:p text:style-name="P15">11.06</text:p>
          </table:table-cell>
          <table:table-cell table:style-name="Таблица2.A1" office:value-type="string">
            <text:p text:style-name="P41"/>
          </table:table-cell>
        </table:table-row>
        <table:table-row table:style-name="Таблица2.2">
          <table:table-cell table:style-name="Таблица2.A1" office:value-type="string">
            <text:p text:style-name="P21">12</text:p>
          </table:table-cell>
          <table:table-cell table:style-name="Таблица2.A1" office:value-type="string">
            <text:p text:style-name="P47">Модификация<text:span text:style-name="T6"> </text:span>модулей<text:span text:style-name="T10"> </text:span>проекта.</text:p>
          </table:table-cell>
          <table:table-cell table:style-name="Таблица2.A1" office:value-type="string">
            <text:p text:style-name="P48">Освоили<text:span text:style-name="T17"> </text:span>процесс</text:p>
            <text:p text:style-name="P9"><text:span text:style-name="T13">модификации</text:span><text:span text:style-name="T8"> </text:span><text:span text:style-name="T13">модулей</text:span><text:span text:style-name="T61"> </text:span>проекта.</text:p>
          </table:table-cell>
          <table:table-cell table:style-name="Таблица2.A1" office:value-type="string">
            <text:p text:style-name="P16">11.06</text:p>
          </table:table-cell>
          <table:table-cell table:style-name="Таблица2.A1" office:value-type="string">
            <text:p text:style-name="P41"/>
          </table:table-cell>
        </table:table-row>
        <table:table-row table:style-name="Таблица2.3">
          <table:table-cell table:style-name="Таблица2.A1" office:value-type="string">
            <text:p text:style-name="P21">13</text:p>
          </table:table-cell>
          <table:table-cell table:style-name="Таблица2.A1" office:value-type="string">
            <text:p text:style-name="P5"><text:span text:style-name="T49">Отладка модулей программного</text:span><text:span text:style-name="T61"> </text:span>проекта.</text:p>
          </table:table-cell>
          <table:table-cell table:style-name="Таблица2.A1" office:value-type="string">
            <text:p text:style-name="P10">Получили навыки<text:span text:style-name="T51"> </text:span>отладки модулей<text:span text:style-name="T51"> </text:span>программного<text:span text:style-name="T6"> </text:span>проекта.</text:p>
          </table:table-cell>
          <table:table-cell table:style-name="Таблица2.A1" office:value-type="string">
            <text:p text:style-name="P16">13.06</text:p>
          </table:table-cell>
          <table:table-cell table:style-name="Таблица2.A1" office:value-type="string">
            <text:p text:style-name="P41"/>
          </table:table-cell>
        </table:table-row>
        <table:table-row table:style-name="Таблица2.4">
          <table:table-cell table:style-name="Таблица2.A1" office:value-type="string">
            <text:p text:style-name="P80" loext:marker-style-name="T64"><text:span text:style-name="T64">14</text:span><text:span text:style-name="T64"/></text:p>
          </table:table-cell>
          <table:table-cell table:style-name="Таблица2.A1" office:value-type="string">
            <text:p text:style-name="P49"><text:span text:style-name="T58">Организация</text:span><text:span text:style-name="T67"> </text:span><text:span text:style-name="T58">обработки</text:span><text:span text:style-name="T65"> </text:span><text:span text:style-name="T58">исключений.</text:span></text:p>
          </table:table-cell>
          <table:table-cell table:style-name="Таблица2.A1" office:value-type="string">
            <text:p text:style-name="P48">Получили<text:span text:style-name="T4"> </text:span>навыки</text:p>
            <text:p text:style-name="P35">организации обработки<text:span text:style-name="T61"> </text:span>исключений.</text:p>
          </table:table-cell>
          <table:table-cell table:style-name="Таблица2.A1" office:value-type="string">
            <text:p text:style-name="P15">13.06</text:p>
          </table:table-cell>
          <table:table-cell table:style-name="Таблица2.A1" office:value-type="string">
            <text:p text:style-name="P41"/>
          </table:table-cell>
        </table:table-row>
        <table:table-row table:style-name="Таблица2.5">
          <table:table-cell table:style-name="Таблица2.A1" office:value-type="string">
            <text:p text:style-name="P21">15</text:p>
          </table:table-cell>
          <table:table-cell table:style-name="Таблица2.A1" office:value-type="string">
            <text:p text:style-name="P45">Отладка<text:span text:style-name="T47"> </text:span>проекта.</text:p>
          </table:table-cell>
          <table:table-cell table:style-name="Таблица2.A1" office:value-type="string">
            <text:p text:style-name="P36"><text:span text:style-name="T13">Освоили отладку</text:span><text:span text:style-name="T61"> </text:span>проекта.</text:p>
          </table:table-cell>
          <table:table-cell table:style-name="Таблица2.A1" office:value-type="string">
            <text:p text:style-name="P16">13.06</text:p>
          </table:table-cell>
          <table:table-cell table:style-name="Таблица2.A1" office:value-type="string">
            <text:p text:style-name="P41"/>
          </table:table-cell>
        </table:table-row>
        <table:table-row table:style-name="Таблица2.6">
          <table:table-cell table:style-name="Таблица2.A1" office:value-type="string">
            <text:p text:style-name="P80" loext:marker-style-name="T64"><text:span text:style-name="T64">16</text:span><text:span text:style-name="T64"/></text:p>
          </table:table-cell>
          <table:table-cell table:style-name="Таблица2.A1" office:value-type="string">
            <text:p text:style-name="P46">Инспекция<text:span text:style-name="T8"> </text:span>кода<text:span text:style-name="T10"> </text:span>модулей<text:span text:style-name="T6"> </text:span>проекта.</text:p>
          </table:table-cell>
          <table:table-cell table:style-name="Таблица2.A1" office:value-type="string">
            <text:p text:style-name="P37">Освоили инспекцию<text:span text:style-name="T51"> </text:span><text:span text:style-name="T13">кода</text:span><text:span text:style-name="T50"> </text:span><text:span text:style-name="T13">модулей</text:span><text:span text:style-name="T6"> </text:span>проекта.</text:p>
          </table:table-cell>
          <table:table-cell table:style-name="Таблица2.A1" office:value-type="string">
            <text:p text:style-name="P15">14.06</text:p>
          </table:table-cell>
          <table:table-cell table:style-name="Таблица2.A1" office:value-type="string">
            <text:p text:style-name="P41"/>
          </table:table-cell>
        </table:table-row>
        <table:table-row table:style-name="Таблица2.7">
          <table:table-cell table:style-name="Таблица2.A1" office:value-type="string">
            <text:p text:style-name="P21">17</text:p>
          </table:table-cell>
          <table:table-cell table:style-name="Таблица2.A1" office:value-type="string">
            <text:p text:style-name="P6"><text:span text:style-name="T58">Тестирование интерфейса</text:span><text:span text:style-name="T47"> </text:span><text:span text:style-name="T49">пользователя </text:span><text:span text:style-name="T58">средствами</text:span><text:span text:style-name="T47"> </text:span><text:span text:style-name="T58">инструментальной</text:span><text:span text:style-name="T6"> </text:span><text:span text:style-name="T58">среды</text:span><text:span text:style-name="T8"> </text:span><text:span text:style-name="T58">разработки.</text:span></text:p>
          </table:table-cell>
          <table:table-cell table:style-name="Таблица2.A1" office:value-type="string">
            <text:p text:style-name="P38">Изучили тестирование<text:span text:style-name="T51"> </text:span>интерфейса<text:span text:style-name="T51"> </text:span>пользователя средствами<text:span text:style-name="T61"> </text:span>инструментальной среды<text:span text:style-name="T66"> </text:span>разработки<text:span text:style-name="T13"> </text:span>и</text:p>
            <text:p text:style-name="P39">выполнение<text:span text:style-name="T51"> </text:span><text:span text:style-name="T13">функционального</text:span><text:span text:style-name="T61"> </text:span>тестирования.</text:p>
          </table:table-cell>
          <table:table-cell table:style-name="Таблица2.A1" office:value-type="string">
            <text:p text:style-name="P22">14.06</text:p>
          </table:table-cell>
          <table:table-cell table:style-name="Таблица2.A1" office:value-type="string">
            <text:p text:style-name="P41"/>
          </table:table-cell>
        </table:table-row>
        <table:table-row table:style-name="Таблица2.8">
          <table:table-cell table:style-name="Таблица2.A1" office:value-type="string">
            <text:p text:style-name="P81" loext:marker-style-name="T64"><text:span text:style-name="T64">18</text:span><text:span text:style-name="T64"/></text:p>
          </table:table-cell>
          <table:table-cell table:style-name="Таблица2.A1" office:value-type="string">
            <text:p text:style-name="P7"><text:span text:style-name="T49">Выполнение </text:span><text:span text:style-name="T58">функционального</text:span><text:span text:style-name="T61"> </text:span>тестирования.</text:p>
          </table:table-cell>
          <table:table-cell table:style-name="Таблица2.A1" office:value-type="string">
            <text:p text:style-name="P40"><text:span text:style-name="T13">Изучили </text:span>выполнение<text:span text:style-name="T61"> </text:span>функционального<text:span text:style-name="T51"> </text:span>тестирования.</text:p>
          </table:table-cell>
          <table:table-cell table:style-name="Таблица2.A1" office:value-type="string">
            <text:p text:style-name="P16">14.06</text:p>
          </table:table-cell>
          <table:table-cell table:style-name="Таблица2.A1" office:value-type="string">
            <text:p text:style-name="P41"/>
          </table:table-cell>
        </table:table-row>
      </table:table>
      <text:p text:style-name="P92" loext:marker-style-name="T2"/>
      <text:p text:style-name="P61"><text:span text:style-name="T68">С</text:span><text:span text:style-name="T69"> </text:span><text:span text:style-name="T68">индивидуальным</text:span><text:span text:style-name="T70"> </text:span><text:span text:style-name="T68">заданием</text:span><text:span text:style-name="T70"> </text:span><text:span text:style-name="T68">ознакомлен_</text:span><text:span text:style-name="T71"> </text:span><text:span text:style-name="T41">_</text:span><text:span text:style-name="T40"><text:tab/></text:span></text:p>
      <text:p text:style-name="P53">Подпись<text:span text:style-name="T49"> </text:span>обучающегося</text:p>
      <text:p text:style-name="P95" loext:marker-style-name="T3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84" loext:marker-style-name="T27"><text:span text:style-name="T27">Руководитель</text:span><text:span text:style-name="T26"> </text:span><text:span text:style-name="T27">практики</text:span><text:span text:style-name="T22"> </text:span><text:span text:style-name="T27">от<text:tab/></text:span><text:span text:style-name="T29"> </text:span><text:span text:style-name="T28"><text:tab/></text:span></text:p>
            <text:p text:style-name="P86" loext:marker-style-name="T27"><text:span text:style-name="T27">университета</text:span><text:span text:style-name="T27"/></text:p>
          </table:table-cell>
          <table:table-cell table:style-name="Таблица3.A1" office:value-type="string">
            <text:p text:style-name="P85" loext:marker-style-name="T27"><text:span text:style-name="T28">Журавлев Д. Г. <text:s text:c="49"/></text:span></text:p>
            <text:p text:style-name="P87">подпись,<text:span text:style-name="T17"> </text:span>ФИО</text:p>
          </table:table-cell>
        </table:table-row>
      </table:table>
      <text:p text:style-name="P91" loext:marker-style-name="T1"/>
      <text:p text:style-name="P90" loext:marker-style-name="T1"/>
      <text:p text:style-name="P98" loext:marker-style-name="T45"/>
      <text:h text:style-name="P50" text:outline-level="1"><text:span text:style-name="T38">Оценка</text:span><text:span text:style-name="T6"> </text:span><text:span text:style-name="T38">результатов</text:span><text:span text:style-name="T6"> </text:span><text:span text:style-name="T53">прохождения</text:span><text:span text:style-name="T6"> </text:span><text:span text:style-name="T53">практики</text:span><text:span text:style-name="T72"> </text:span><text:span text:style-name="T4">руководителем</text:span><text:span text:style-name="T8"> </text:span><text:span text:style-name="T4">практики</text:span><text:span text:style-name="T65"> </text:span><text:span text:style-name="T4">от</text:span><text:span text:style-name="T6"> </text:span><text:span text:style-name="T4">университета</text:span></text:h>
      <text:p text:style-name="P102" loext:marker-style-name="T56"/>
      <text:p text:style-name="P67" loext:marker-style-name="T73"><text:span text:style-name="T73">Сроки</text:span><text:span text:style-name="T74"> </text:span><text:span text:style-name="T73">проведения</text:span><text:span text:style-name="T75"> </text:span><text:span text:style-name="T73">практики,</text:span><text:span text:style-name="T76"> </text:span><text:span text:style-name="T73">а</text:span><text:span text:style-name="T75"> </text:span><text:span text:style-name="T73">также</text:span><text:span text:style-name="T77"> </text:span><text:span text:style-name="T73">ее</text:span><text:span text:style-name="T74"> </text:span><text:span text:style-name="T73">содержание</text:span><text:span text:style-name="T75"> </text:span><text:span text:style-name="T73">и</text:span><text:span text:style-name="T74"> </text:span><text:span text:style-name="T73">результаты</text:span><text:span text:style-name="T77"> </text:span><text:span text:style-name="T73">соответствуют</text:span><text:span text:style-name="T78"> </text:span><text:span text:style-name="T73">требованиям,</text:span><text:span text:style-name="T79"> </text:span><text:span text:style-name="T73">установленным</text:span><text:span text:style-name="T80"> </text:span><text:span text:style-name="T73">ППССЗ.</text:span></text:p>
      <text:p text:style-name="P101" loext:marker-style-name="T55"/>
      <text:p text:style-name="P104" loext:marker-style-name="T84"/>
      <text:p text:style-name="P68" loext:marker-style-name="T73"><text:span text:style-name="T81">Оценка</text:span><text:span text:style-name="T82"> </text:span><text:span text:style-name="T83"><text:s/><text:tab/></text:span></text:p>
      <text:h text:style-name="P69" text:outline-level="1" loext:marker-style-name="T85"><text:span text:style-name="T58">Подпись</text:span><text:span text:style-name="T10"> </text:span><text:span text:style-name="T47">руководителя</text:span><text:span text:style-name="T8"> </text:span><text:span text:style-name="T42"><text:s/><text:tab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65cm" fo:margin-top="0.157cm" fo:margin-bottom="0cm" style:contextual-spacing="false" fo:text-indent="-0.199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2cm" fo:margin-top="0.131cm" fo:margin-bottom="0cm" style:contextual-spacing="false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class="chapter">
      <style:paragraph-properties fo:margin-left="0.52cm" fo:margin-right="0.157cm" fo:margin-top="0.132cm" fo:margin-bottom="0cm" style:contextual-spacing="false"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margin-top="0.025cm" fo:margin-bottom="0cm" style:contextual-spacing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8pt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35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834cm" fo:margin-bottom="0.494cm" fo:margin-left="0.882cm" fo:margin-right="0.4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1.963cm" fo:margin-left="0.882cm" fo:margin-right="0.494cm" style:writing-mode="lr-tb" style:layout-grid-color="#c0c0c0" style:layout-grid-lines="255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976cm" fo:margin-bottom="1.963cm" fo:margin-left="0.882cm" fo:margin-right="0.494cm" style:writing-mode="lr-tb" style:layout-grid-color="#c0c0c0" style:layout-grid-lines="254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787cm" fo:margin-bottom="1.963cm" fo:margin-left="0.882cm" fo:margin-right="0.49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 loext:marker-style-name="MT1"><draw:custom-shape text:anchor-type="char" draw:z-index="0" draw:name="Text Box 1" draw:style-name="Mgr1" draw:text-style-name="MP3" svg:width="0.355cm" svg:height="0.387cm" svg:x="10.7cm" svg:y="27.351cm"><text:p text:style-name="MP2" loext:marker-style-name="MT2"><text:page-number text:select-page="current">2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MP1" loext:marker-style-name="MT1"><draw:custom-shape text:anchor-type="char" draw:z-index="2" draw:name="Text Box 2" draw:style-name="Mgr1" draw:text-style-name="MP3" svg:width="0.355cm" svg:height="0.387cm" svg:x="10.7cm" svg:y="27.351cm"><text:p text:style-name="MP2" loext:marker-style-name="MT2"><text:page-number text:select-page="current">3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4" draw:style-name="Mdp1">
      <style:footer>
        <text:p text:style-name="MP1" loext:marker-style-name="MT1"><draw:custom-shape text:anchor-type="char" draw:z-index="1" draw:name="Text Box 3" draw:style-name="Mgr1" draw:text-style-name="MP3" svg:width="0.355cm" svg:height="0.387cm" svg:x="10.7cm" svg:y="27.351cm"><text:p text:style-name="MP2" loext:marker-style-name="MT2"><text:page-number text:select-page="current">4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. Р. Погосян</meta:initial-creator>
    <meta:editing-cycles>6</meta:editing-cycles>
    <meta:creation-date>2025-06-02T13:44:00</meta:creation-date>
    <dc:date>2025-06-07T09:08:55.760076625</dc:date>
    <meta:editing-duration>PT8M32S</meta:editing-duration>
    <meta:generator>LibreOffice/7.6.4.1$Linux_X86_64 LibreOffice_project/60$Build-1</meta:generator>
    <meta:document-statistic meta:table-count="3" meta:image-count="0" meta:object-count="0" meta:page-count="4" meta:paragraph-count="114" meta:word-count="369" meta:character-count="3285" meta:non-whitespace-character-count="2846"/>
    <meta:user-defined meta:name="AppVersion">16.0000</meta:user-defined>
    <meta:user-defined meta:name="Company">HP</meta:user-defined>
    <meta:user-defined meta:name="Created" meta:value-type="date">2024-06-03T00:00:00</meta:user-defined>
    <meta:user-defined meta:name="Creator">Microsoft® Word 2019</meta:user-defined>
    <meta:user-defined meta:name="LastSaved" meta:value-type="date">2024-06-13T00:00:00</meta:user-defined>
    <meta:template xlink:type="simple" xlink:actuate="onRequest" xlink:title="Normal" xlink:href=""/>
  </office:meta>
</office:document-meta>
</file>